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4.879cm"/>
    </style:style>
    <style:style style:name="co4" style:family="table-column">
      <style:table-column-properties fo:break-before="auto" style:column-width="5.77cm"/>
    </style:style>
    <style:style style:name="co5" style:family="table-column">
      <style:table-column-properties fo:break-before="auto" style:column-width="4.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MP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-D10.0×F5.0</text:p>
          </table:table-cell>
          <table:table-cell office:value-type="string" calcext:value-type="string">
            <text:p>KM 470U/35V</text:p>
          </table:table-cell>
          <table:table-cell office:value-type="string" calcext:value-type="string">
            <text:p>https://www.tme.eu/pl/details/km470_35/kondensatory-elektrolityczne-tht/samxon/km-470u-35v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C4, C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5C105JAT2A</text:p>
          </table:table-cell>
          <table:table-cell office:value-type="string" calcext:value-type="string">
            <text:p>https://www.tme.eu/pl/details/12065c105jat2a/kondensatory-mlcc-smd/kyocera-avx/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6,C7,C8,C13,C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C3216C0G1H104J160AA</text:p>
          </table:table-cell>
          <table:table-cell office:value-type="string" calcext:value-type="string">
            <text:p>https://www.tme.eu/pl/details/c3216c0g1h104jaa/kondensatory-mlcc-smd/tdk/c3216c0g1h104j160aa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9,C10,C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C3216C0G1H104J160AA</text:p>
          </table:table-cell>
          <table:table-cell office:value-type="string" calcext:value-type="string">
            <text:p>https://www.tme.eu/pl/details/c3216c0g1h104jaa/kondensatory-mlcc-smd/tdk/c3216c0g1h104j160aa/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CC1206JRNPO9BN102</text:p>
          </table:table-cell>
          <table:table-cell office:value-type="string" calcext:value-type="string">
            <text:p>https://www.tme.eu/pl/details/cc1206jrnpo9102/kondensatory-mlcc-smd/yageo/cc1206jrnpo9bn102/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10-TP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BZT52C10-TP</text:p>
          </table:table-cell>
          <table:table-cell office:value-type="string" calcext:value-type="string">
            <text:p>https://www.tme.eu/pl/details/bzt52c10-tp/diody-zenera-smd/micro-commercial-components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2,D3,D4,D5,D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S12-E3/61T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SS12-E3/61T</text:p>
          </table:table-cell>
          <table:table-cell office:value-type="string" calcext:value-type="string">
            <text:p>https://www.tme.eu/pl/details/ss12-e3_61t/diody-schottky-smd/vishay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R-M-2.54_1x16</text:p>
          </table:table-cell>
          <table:table-cell office:value-type="string" calcext:value-type="string">
            <text:p>HDR-M-2.54_1X16</text:p>
          </table:table-cell>
          <table:table-cell office:value-type="string" calcext:value-type="string">
            <text:p>DS1021-1*16SF11</text:p>
          </table:table-cell>
          <table:table-cell office:value-type="string" calcext:value-type="string">
            <text:p>https://www.tme.eu/pl/details/zl201-16g/listwy-i-gniazda-kolkowe/connfly/ds1021-1-16sf11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K500/3</text:p>
          </table:table-cell>
          <table:table-cell office:value-type="string" calcext:value-type="string">
            <text:p>TB-5.0-P-3P</text:p>
          </table:table-cell>
          <table:table-cell office:value-type="string" calcext:value-type="string">
            <text:p>https://www.tme.eu/pl/details/tb-5.0-p-3p/listwy-zaciskowe-do-druku/ninigi/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K500-2</text:p>
          </table:table-cell>
          <table:table-cell office:value-type="string" calcext:value-type="string">
            <text:p>TB-5.0-P-2P</text:p>
          </table:table-cell>
          <table:table-cell office:value-type="string" calcext:value-type="string">
            <text:p>https://www.tme.eu/pl/details/tb-5.0-p-2p/listwy-zaciskowe-do-druku/ninigi/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D1,LE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RF-GSB170TS-BC</text:p>
          </table:table-cell>
          <table:table-cell office:value-type="string" calcext:value-type="string">
            <text:p>https://www.tme.eu/pl/details/rf-gsb170ts-bc/diody-led-smd-kolorowe/refond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4015SSSQ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DMP4015SSSQ-13</text:p>
          </table:table-cell>
          <table:table-cell office:value-type="string" calcext:value-type="string">
            <text:p>https://www.tme.eu/pl/details/dmp4015sssq-13/tranzystory-z-kanalem-p-smd/diodes-incorporated/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33740TA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BC33740TA</text:p>
          </table:table-cell>
          <table:table-cell office:value-type="string" calcext:value-type="string">
            <text:p>https://www.tme.eu/pl/details/bc33740ta/tranzystory-npn-tht/onsemi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N20Q-7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1206JR-07470RL</text:p>
          </table:table-cell>
          <table:table-cell office:value-type="string" calcext:value-type="string">
            <text:p>https://www.tme.eu/pl/details/rc1206jr-07470r/rezystory-smd/yageo/rc1206jr-07470rl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,R3,R4,R25,R26,R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J0103T5E</text:p>
          </table:table-cell>
          <table:table-cell office:value-type="string" calcext:value-type="string">
            <text:p>https://www.tme.eu/pl/details/1206s4j0103t5e/rezystory-smd/royal-ohm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,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F1001T5E</text:p>
          </table:table-cell>
          <table:table-cell office:value-type="string" calcext:value-type="string">
            <text:p>https://www.tme.eu/pl/details/1206s4f1001t5e/rezystory-smd/royal-ohm/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6,R10,R11,R18,R22,R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F1000T5E</text:p>
          </table:table-cell>
          <table:table-cell office:value-type="string" calcext:value-type="string">
            <text:p>https://www.tme.eu/pl/details/1206s4f1000t5e/rezystory-smd/royal-ohm/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7,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 1%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F1003T5E</text:p>
          </table:table-cell>
          <table:table-cell office:value-type="string" calcext:value-type="string">
            <text:p>https://www.tme.eu/pl/details/smd1206-100k-1%25/rezystory-smd/royal-ohm/1206s4f1003t5e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9,R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R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CS06FTHUR050</text:p>
          </table:table-cell>
          <table:table-cell office:value-type="string" calcext:value-type="string">
            <text:p>https://www.tme.eu/pl/details/cs1206-0r05-1%25-hp/rezystory-smd/viking/cs06fthur050/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2,R17,R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F3901T5E</text:p>
          </table:table-cell>
          <table:table-cell office:value-type="string" calcext:value-type="string">
            <text:p>https://www.tme.eu/pl/details/smd1206-3k9-1%25/rezystory-smd/royal-ohm/1206s4f3901t5e/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F4702T5E</text:p>
          </table:table-cell>
          <table:table-cell office:value-type="string" calcext:value-type="string">
            <text:p>https://www.tme.eu/pl/details/smd1206-47k-1%25/rezystory-smd/royal-ohm/1206s4f4702t5e/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F4701T5E</text:p>
          </table:table-cell>
          <table:table-cell office:value-type="string" calcext:value-type="string">
            <text:p>https://www.tme.eu/pl/details/smd1206-4k7-1%25/rezystory-smd/royal-ohm/1206s4f4701t5e/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9,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F2700T5E</text:p>
          </table:table-cell>
          <table:table-cell office:value-type="string" calcext:value-type="string">
            <text:p>https://www.tme.eu/pl/details/smd1206-270r-1%25/rezystory-smd/royal-ohm/1206s4f2700t5e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S4F3900T5E</text:p>
          </table:table-cell>
          <table:table-cell office:value-type="string" calcext:value-type="string">
            <text:p>https://www.tme.eu/pl/details/smd1206-390r-1%25/rezystory-smd/royal-ohm/1206s4f3900t5e/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3296W_US</text:p>
          </table:table-cell>
          <table:table-cell office:value-type="string" calcext:value-type="string">
            <text:p>RES-ADJ-TH_3296W</text:p>
          </table:table-cell>
          <table:table-cell office:value-type="string" calcext:value-type="string">
            <text:p>3296W-1-103LF</text:p>
          </table:table-cell>
          <table:table-cell office:value-type="string" calcext:value-type="string">
            <text:p>https://www.tme.eu/pl/details/3296w-1-103lf/potencjometry-tht-wieloobrotowe-3-8-cala/bourns/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C12R-4130F-S0012</text:p>
          </table:table-cell>
          <table:table-cell office:value-type="string" calcext:value-type="string">
            <text:p>SW-TH_PEC12R-4130F-S0012</text:p>
          </table:table-cell>
          <table:table-cell office:value-type="string" calcext:value-type="string">
            <text:p>PEC12R-4130F-S0012</text:p>
          </table:table-cell>
          <table:table-cell office:value-type="string" calcext:value-type="string">
            <text:p>https://www.tme.eu/pl/details/pec12r-4130f-s0012/enkodery-inkrementalne/bourns/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1S-0512SH30Z</text:p>
          </table:table-cell>
          <table:table-cell office:value-type="string" calcext:value-type="string">
            <text:p>AM1S-Z SERIE</text:p>
          </table:table-cell>
          <table:table-cell office:value-type="string" calcext:value-type="string">
            <text:p>AM1S-0512SH30Z</text:p>
          </table:table-cell>
          <table:table-cell office:value-type="string" calcext:value-type="string">
            <text:p>https://www.tme.eu/pl/details/am1s-0512sh30z/przetwornice-dc-dc/aimtec/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</text:p>
          </table:table-cell>
          <table:table-cell office:value-type="string" calcext:value-type="string">
            <text:p>COMM-TH_ARDUINO_NANO</text:p>
          </table:table-cell>
          <table:table-cell/>
          <table:table-cell office:value-type="string" calcext:value-type="string">
            <text:p>https://allegro.pl/oferta/arduino-nano-v3-0-atmega328p-16mhz-ch340-zlutowany-128788734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ABD2T-TR</text:p>
          </table:table-cell>
          <table:table-cell office:value-type="string" calcext:value-type="string">
            <text:p>TO-263</text:p>
          </table:table-cell>
          <table:table-cell office:value-type="string" calcext:value-type="string">
            <text:p>L7805ABD2T-TR</text:p>
          </table:table-cell>
          <table:table-cell office:value-type="string" calcext:value-type="string">
            <text:p>https://www.tme.eu/pl/details/l7805abd2t/stabilizatory-napiecia-nieregulowane/stmicroelectronics/l7805abd2t-tr/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2,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2189IDR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OPA2189IDR</text:p>
          </table:table-cell>
          <table:table-cell office:value-type="string" calcext:value-type="string">
            <text:p>https://www.lcsc.com/product-detail/Precision-OpAmps_Texas-Instruments-OPA2189IDR_C881489.html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2:12:50.694000000</meta:creation-date>
    <dc:date>2023-01-18T22:42:48.139000000</dc:date>
    <meta:editing-duration>PT8M57S</meta:editing-duration>
    <meta:editing-cycles>1</meta:editing-cycles>
    <meta:generator>LibreOffice/7.2.2.2$Windows_X86_64 LibreOffice_project/02b2acce88a210515b4a5bb2e46cbfb63fe97d56</meta:generator>
    <meta:document-statistic meta:table-count="1" meta:cell-count="224" meta:object-count="0"/>
  </office:meta>
</office:document-meta>
</file>